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4fbc8"/>
    </style:style>
    <style:style style:name="P2" style:family="paragraph" style:parent-style-name="Text_20_body">
      <style:text-properties officeooo:paragraph-rsid="0004fbc8"/>
    </style:style>
    <style:style style:name="P3" style:family="paragraph" style:parent-style-name="Text_20_body">
      <style:text-properties officeooo:paragraph-rsid="0008537d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style:font-name="Courier New"/>
    </style:style>
    <style:style style:name="P5" style:family="paragraph" style:parent-style-name="Text_20_body" style:list-style-name="L1">
      <style:text-properties style:font-name="Courier New"/>
    </style:style>
    <style:style style:name="P6" style:family="paragraph" style:parent-style-name="Text_20_body">
      <style:text-properties style:font-name="Courier New" fo:font-weight="bold" officeooo:rsid="0008537d" officeooo:paragraph-rsid="0008537d" style:font-weight-asian="bold" style:font-weight-complex="bold"/>
    </style:style>
    <style:style style:name="P7" style:family="paragraph" style:parent-style-name="Text_20_body" style:list-style-name="L2">
      <style:text-properties style:font-name="Courier New" officeooo:rsid="0008537d" officeooo:paragraph-rsid="0008537d"/>
    </style:style>
    <style:style style:name="P8" style:family="paragraph" style:parent-style-name="Text_20_body" style:list-style-name="L3">
      <style:text-properties style:font-name="Courier New" officeooo:rsid="0008537d" officeooo:paragraph-rsid="0008537d"/>
    </style:style>
    <style:style style:name="P9" style:family="paragraph" style:parent-style-name="Text_20_body" style:list-style-name="L4">
      <style:text-properties style:font-name="Courier New" officeooo:rsid="0008537d" officeooo:paragraph-rsid="0008537d"/>
    </style:style>
    <style:style style:name="T1" style:family="text">
      <style:text-properties style:font-name="Courier New" officeooo:rsid="0004fbc8"/>
    </style:style>
    <style:style style:name="T2" style:family="text">
      <style:text-properties style:font-name="Courier New" fo:font-weight="bold" officeooo:rsid="0008537d" style:font-weight-asian="bold" style:font-weight-complex="bold"/>
    </style:style>
    <style:style style:name="T3" style:family="text">
      <style:text-properties officeooo:rsid="0008537d"/>
    </style:style>
    <style:style style:name="T4" style:family="text">
      <style:text-properties officeooo:rsid="0006923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Criterio de catalogación de los módulos multimedia para el videojuego Demi</text:span></text:span></text:h>
      <text:p text:style-name="P2"><text:span text:style-name="Strong_20_Emphasis"><text:span text:style-name="T1"/></text:span></text:p>
      <text:p text:style-name="P3"><text:span text:style-name="Strong_20_Emphasis"><text:span text:style-name="T2">Tipo de contenido multimedia</text:span></text:span></text:p>
      <text:list text:style-name="L1">
        <text:list-item>
          <text:list>
            <text:list-item>
              <text:p text:style-name="P4">Texto (artículos, transcripciones, etc.)</text:p>
            </text:list-item>
            <text:list-item>
              <text:p text:style-name="P4">Imágenes (fotos, gráficos, infograf<text:span text:style-name="T3">i</text:span>as, etc.)</text:p>
            </text:list-item>
            <text:list-item>
              <text:p text:style-name="P4">Video (documentales, tutoriales, entrevistas, etc.)</text:p>
            </text:list-item>
            <text:list-item>
              <text:p text:style-name="P4">Audio (narraciones, música, efectos de sonido, etc.)</text:p>
            </text:list-item>
            <text:list-item>
              <text:p text:style-name="P4">Animaciones o simulaciones interactivas.<text:span text:style-name="T4">(animacion)</text:span></text:p>
            </text:list-item>
            <text:list-item>
              <text:p text:style-name="P5">Elementos interactivos (formularios, cuestionarios, botones de navegación, etc.)</text:p>
            </text:list-item>
          </text:list>
        </text:list-item>
      </text:list>
      <text:p text:style-name="P6">Tipo de archivo</text:p>
      <text:list text:style-name="L2">
        <text:list-item>
          <text:p text:style-name="P7">Imagen Mapa de bits</text:p>
        </text:list-item>
        <text:list-item>
          <text:p text:style-name="P7">Imagen Vectorial</text:p>
        </text:list-item>
        <text:list-item>
          <text:p text:style-name="P7">Video</text:p>
        </text:list-item>
        <text:list-item>
          <text:p text:style-name="P7">Tipo de letra</text:p>
        </text:list-item>
        <text:list-item>
          <text:p text:style-name="P7">Audio</text:p>
        </text:list-item>
      </text:list>
      <text:p text:style-name="P6">Formato del archivo</text:p>
      <text:list text:style-name="L3">
        <text:list-item>
          <text:p text:style-name="P8">png</text:p>
        </text:list-item>
        <text:list-item>
          <text:p text:style-name="P8">mp4</text:p>
        </text:list-item>
        <text:list-item>
          <text:p text:style-name="P8">svg</text:p>
        </text:list-item>
        <text:list-item>
          <text:p text:style-name="P8">mp3</text:p>
        </text:list-item>
      </text:list>
      <text:p text:style-name="P3"><text:span text:style-name="T2">Derechos de autor</text:span></text:p>
      <text:list text:style-name="L4">
        <text:list-item>
          <text:p text:style-name="P9">cc</text:p>
        </text:list-item>
        <text:list-item>
          <text:p text:style-name="P9">nombre del autor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9:22:41.101000000</meta:creation-date>
    <dc:date>2025-01-15T19:37:28.370000000</dc:date>
    <meta:editing-duration>PT14M47S</meta:editing-duration>
    <meta:editing-cycles>4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22" meta:word-count="93" meta:character-count="577" meta:non-whitespace-character-count="523"/>
  </office:meta>
</office:document-meta>
</file>